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imbus Sans L" fo:font-size="12pt" fo:font-weight="normal" officeooo:rsid="00ddbf7c" officeooo:paragraph-rsid="00ddbf7c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Nimbus Sans L" fo:font-size="12pt" fo:font-weight="normal" officeooo:rsid="00e0d6d6" officeooo:paragraph-rsid="00ddbf7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atin Modern Sans" fo:font-size="18pt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Latin Modern Sans" fo:font-size="18pt" fo:font-weight="bold" officeooo:rsid="00184590" officeooo:paragraph-rsid="00184590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atin Modern Sans" fo:font-size="12pt" officeooo:rsid="00184590" officeooo:paragraph-rsid="0018459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atin Modern Sans" fo:font-size="12pt" style:text-underline-style="solid" style:text-underline-width="auto" style:text-underline-color="font-color" fo:font-weight="bold" officeooo:rsid="00184590" officeooo:paragraph-rsid="0018459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atin Modern Sans" officeooo:rsid="00e6372e" officeooo:paragraph-rsid="00e6372e"/>
    </style:style>
    <style:style style:name="P8" style:family="paragraph" style:parent-style-name="Standard">
      <style:paragraph-properties fo:text-align="start" style:justify-single-word="false"/>
      <style:text-properties style:font-name="Latin Modern Sans" fo:font-size="12pt" fo:font-weight="normal" officeooo:rsid="00e9e50f" officeooo:paragraph-rsid="00e6372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atin Modern Sans" fo:font-size="12pt" style:text-underline-style="solid" style:text-underline-width="auto" style:text-underline-color="font-color" fo:font-weight="bold" officeooo:rsid="00184590" officeooo:paragraph-rsid="00f2952b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atin Modern Sans" officeooo:rsid="00eb2935" officeooo:paragraph-rsid="00eb2935"/>
    </style:style>
    <style:style style:name="P11" style:family="paragraph" style:parent-style-name="Standard">
      <style:paragraph-properties fo:text-align="start" style:justify-single-word="false"/>
      <style:text-properties style:font-name="Latin Modern Sans" officeooo:rsid="00f12896" officeooo:paragraph-rsid="00f12896"/>
    </style:style>
    <style:style style:name="P12" style:family="paragraph" style:parent-style-name="Standard">
      <style:paragraph-properties fo:text-align="start" style:justify-single-word="false"/>
      <style:text-properties style:font-name="Latin Modern Sans" officeooo:rsid="00e6372e" officeooo:paragraph-rsid="00f2952b"/>
    </style:style>
    <style:style style:name="P13" style:family="paragraph" style:parent-style-name="Standard">
      <style:paragraph-properties fo:text-align="start" style:justify-single-word="false"/>
      <style:text-properties style:font-name="Latin Modern Sans" officeooo:rsid="00f57e21" officeooo:paragraph-rsid="00f57e21"/>
    </style:style>
    <style:style style:name="P14" style:family="paragraph" style:parent-style-name="Standard">
      <style:paragraph-properties fo:text-align="start" style:justify-single-word="false"/>
      <style:text-properties officeooo:paragraph-rsid="00f72078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f72078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f968c1" officeooo:paragraph-rsid="00f968c1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fac960" officeooo:paragraph-rsid="00fac960"/>
    </style:style>
    <style:style style:name="P18" style:family="paragraph" style:parent-style-name="Standard">
      <style:paragraph-properties fo:text-align="start" style:justify-single-word="false"/>
      <style:text-properties officeooo:rsid="00fac960" officeooo:paragraph-rsid="00fac960"/>
    </style:style>
    <style:style style:name="P19" style:family="paragraph" style:parent-style-name="Standard">
      <style:paragraph-properties fo:text-align="start" style:justify-single-word="false"/>
      <style:text-properties officeooo:rsid="00fc753f" officeooo:paragraph-rsid="00fc753f"/>
    </style:style>
    <style:style style:name="T1" style:family="text">
      <style:text-properties officeooo:rsid="00cde56a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ca89c1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e7a526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e9925f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e9e50f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eb2935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ee06e8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f3fe53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f4929d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f72078" style:font-size-asian="10.5pt" style:font-weight-asian="normal" style:font-size-complex="12pt" style:font-weight-complex="normal"/>
    </style:style>
    <style:style style:name="T12" style:family="text">
      <style:text-properties officeooo:rsid="00f2952b"/>
    </style:style>
    <style:style style:name="T13" style:family="text">
      <style:text-properties style:font-name="Latin Modern Sans"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style:font-name="Latin Modern Sans" fo:font-size="12pt" fo:font-weight="normal" officeooo:rsid="00f4929d" style:font-size-asian="10.5pt" style:font-weight-asian="normal" style:font-size-complex="12pt" style:font-weight-complex="normal"/>
    </style:style>
    <style:style style:name="T15" style:family="text">
      <style:text-properties style:font-name="Latin Modern Sans" fo:font-size="12pt" fo:font-weight="normal" officeooo:rsid="00f57e21" style:font-size-asian="10.5pt" style:font-weight-asian="normal" style:font-size-complex="12pt" style:font-weight-complex="normal"/>
    </style:style>
    <style:style style:name="T16" style:family="text">
      <style:text-properties style:font-name="Latin Modern Sans" fo:font-size="12pt" fo:font-weight="normal" officeooo:rsid="00f72078" style:font-size-asian="10.5pt" style:font-weight-asian="normal" style:font-size-complex="12pt" style:font-weight-complex="normal"/>
    </style:style>
    <style:style style:name="T17" style:family="text">
      <style:text-properties style:font-name="Latin Modern Sans" fo:font-size="12pt" fo:font-weight="normal" officeooo:rsid="00f8b53f" style:font-size-asian="10.5pt" style:font-weight-asian="normal" style:font-size-complex="12pt" style:font-weight-complex="normal"/>
    </style:style>
    <style:style style:name="T18" style:family="text">
      <style:text-properties style:font-name="Latin Modern Sans" fo:font-size="12pt" fo:font-weight="normal" officeooo:rsid="00fac960" style:font-size-asian="10.5pt" style:font-weight-asian="normal" style:font-size-complex="12pt" style:font-weight-complex="normal"/>
    </style:style>
    <style:style style:name="T19" style:family="text">
      <style:text-properties style:font-name="Latin Modern Sans" fo:font-size="12pt" fo:font-weight="normal" officeooo:rsid="00fef9d2" style:font-size-asian="10.5pt" style:font-weight-asian="normal" style:font-size-complex="12pt" style:font-weight-complex="normal"/>
    </style:style>
    <style:style style:name="T20" style:family="text">
      <style:text-properties style:font-name="Latin Modern Sans" fo:font-size="12pt" fo:font-weight="normal" officeooo:rsid="00ffe1b0" style:font-size-asian="10.5pt" style:font-weight-asian="normal" style:font-size-complex="12pt" style:font-weight-complex="normal"/>
    </style:style>
    <style:style style:name="T21" style:family="text">
      <style:text-properties style:font-name="Latin Modern Sans" fo:font-size="12pt" style:text-underline-style="solid" style:text-underline-width="auto" style:text-underline-color="font-color" fo:font-weight="normal" officeooo:rsid="00f72078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Compte-Rendu TP n°<text:span text:style-name="T1">7</text:span></text:p>
      <text:p text:style-name="P5"/>
      <text:p text:style-name="P5"/>
      <text:p text:style-name="P6">Exo 1 :</text:p>
      <text:p text:style-name="P7"><text:span text:style-name="T3">1</text:span><text:span text:style-name="T2">) </text:span><text:span text:style-name="T4">La commande a généré </text:span><text:span text:style-name="T6">le code HTML de la page, en prenant soin de créer le code d</text:span><text:span text:style-name="T4">es 2 </text:span><text:span text:style-name="T5">zones</text:span><text:span text:style-name="T4"> de for</text:span><text:span text:style-name="T7">mu</text:span><text:span text:style-name="T4">laire définis par le bloc &lt;?php&gt; (‘GET’, ‘POST’</text:span><text:span text:style-name="T6">).</text:span></text:p>
      <text:p text:style-name="P8"/>
      <text:p text:style-name="P10"><text:span text:style-name="T6">2</text:span><text:span text:style-name="T2">) </text:span><text:span text:style-name="T8">Ce code renvoie le chemin absolu (sur le système local) du fichier .php en cours d’utilisation.</text:span></text:p>
      <text:p text:style-name="P10"><text:span text:style-name="T8"/></text:p>
      <text:p text:style-name="P11"><text:span text:style-name="T8">3</text:span><text:span text:style-name="T2">) cf form.php (à exécuter)</text:span></text:p>
      <text:p text:style-name="P11"><text:span text:style-name="T2"/></text:p>
      <text:p text:style-name="P9">Exo <text:span text:style-name="T12">2</text:span> :</text:p>
      <text:p text:style-name="P12"><text:span text:style-name="T3">1</text:span><text:span text:style-name="T2">) </text:span><text:span text:style-name="T9">Les sessions constituent un mécanisme permettant de conserver l’état d’un applicatif à sa fermeture, pour une réutilisation future. </text:span><text:span text:style-name="T10">Permet à une application de persister après utilisation.</text:span></text:p>
      <text:p text:style-name="P12"><text:span text:style-name="T10"/></text:p>
      <text:p text:style-name="P14"><text:span text:style-name="T14">2</text:span><text:span text:style-name="T15">) </text:span><text:span text:style-name="T21">Rôle des fonctions :</text:span></text:p>
      <text:list xml:id="list2613945328224070134" text:style-name="L1">
        <text:list-item>
          <text:p text:style-name="P15"><text:span text:style-name="T16">session_start() : Crée une nouvelle session.</text:span></text:p>
        </text:list-item>
        <text:list-item>
          <text:p text:style-name="P15"><text:span text:style-name="T16">s</text:span><text:span text:style-name="T17">ession_destroy() : Supprime la session en cours d’utilisation</text:span></text:p>
        </text:list-item>
        <text:list-item>
          <text:p text:style-name="P16"><text:span text:style-name="T17">s</text:span><text:span text:style-name="T13">ession_register(« var ») : </text:span><text:span text:style-name="T18">Définit une nouvelle variable de session de nom var.</text:span></text:p>
        </text:list-item>
        <text:list-item>
          <text:p text:style-name="P17"><text:span text:style-name="T13">session_unregister(« var ») : Supprime la variable var de la session.</text:span></text:p>
        </text:list-item>
      </text:list>
      <text:p text:style-name="P18"><text:span text:style-name="T13"/></text:p>
      <text:p text:style-name="P19"><text:span text:style-name="T13">3) </text:span><text:span text:style-name="T19">Afin de pouvoir identifier le client dès le début. Dans le cas contraire le serveur PHP va associer une nouvelle « identité » au client, avec de nouvelles informations, alors que ce dernier peut déjà en avoir obtenu.</text:span></text:p>
      <text:p text:style-name="P13"><text:span text:style-name="T11"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4:05:30.916399657</meta:creation-date>
    <meta:generator>LibreOffice/5.1.4.2$Linux_X86_64 LibreOffice_project/10m0$Build-2</meta:generator>
    <dc:date>2016-11-30T14:38:04.803191422</dc:date>
    <meta:editing-duration>PT3H50M19S</meta:editing-duration>
    <meta:editing-cycles>189</meta:editing-cycles>
    <meta:document-statistic meta:table-count="0" meta:image-count="0" meta:object-count="0" meta:page-count="1" meta:paragraph-count="13" meta:word-count="174" meta:character-count="1001" meta:non-whitespace-character-count="844"/>
  </office:meta>
</office:document-meta>
</file>